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sai_tx</text:p>
          </table:table-cell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11" table:number-columns-repeated="2"/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table:number-columns-repeated="2"/>
        </table:table-row>
        <table:table-row table:style-name="ro6" table:number-rows-repeated="104856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9:39:50.96139648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6-24T10:27:23.692689805</dc:date>
    <meta:editing-duration>P1DT8H17M33S</meta:editing-duration>
    <meta:editing-cycles>243</meta:editing-cycles>
    <meta:document-statistic meta:table-count="3" meta:cell-count="177" meta:object-count="0"/>
    <meta:user-defined meta:name=""/>
    <meta:user-defined meta:name="qrichtext">1</meta:user-defined>
  </office:meta>
</office:document-meta>
</file>